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c0c0c0" fo:background-color="#ccccff" style:text-align-source="fix" style:repeat-content="false" fo:border-left="0.035cm solid #9999cc" fo:border-right="0.035cm solid #c0c0c0" fo:border-top="0.035cm solid #9999cc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0.035cm solid #c0c0c0" style:text-align-source="fix" style:repeat-content="false" fo:border-left="0.035cm solid #9999cc" fo:border-right="0.035cm solid #c0c0c0" fo:border-top="0.035cm solid #c0c0c0"/>
      <style:paragraph-properties fo:text-align="center" fo:margin-left="0cm"/>
    </style:style>
    <style:style style:name="ce3" style:family="table-cell" style:parent-style-name="Default">
      <style:table-cell-properties fo:border-bottom="0.035cm solid #9999cc" style:text-align-source="fix" style:repeat-content="false" fo:border-left="0.035cm solid #9999cc" fo:border-right="0.035cm solid #c0c0c0" fo:border-top="0.035cm solid #c0c0c0"/>
      <style:paragraph-properties fo:text-align="center" fo:margin-left="0cm"/>
    </style:style>
    <style:style style:name="ce4" style:family="table-cell" style:parent-style-name="Default">
      <style:table-cell-properties fo:border-bottom="0.035cm solid #c0c0c0" fo:background-color="#ccccff" style:text-align-source="fix" style:repeat-content="false" fo:border-left="0.035cm solid #c0c0c0" fo:border-right="0.035cm solid #9999cc" fo:border-top="0.035cm solid #9999cc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order-bottom="0.035cm solid #c0c0c0" style:text-align-source="fix" style:repeat-content="false" fo:border-left="0.035cm solid #c0c0c0" fo:border-right="0.035cm solid #9999cc" fo:border-top="0.035cm solid #c0c0c0"/>
      <style:paragraph-properties fo:text-align="center" fo:margin-left="0cm"/>
    </style:style>
    <style:style style:name="ce6" style:family="table-cell" style:parent-style-name="Default">
      <style:table-cell-properties fo:border-bottom="0.035cm solid #9999cc" style:text-align-source="fix" style:repeat-content="false" fo:border-left="0.035cm solid #c0c0c0" fo:border-right="0.035cm solid #9999cc" fo:border-top="0.035cm solid #c0c0c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>
            <text:p>rg</text:p>
          </table:table-cell>
          <table:table-cell table:style-name="ce4" office:value-type="string">
            <text:p>ttf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6" office:value-type="float" office:value="348">
            <text:p>3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0" number:min-integer-digits="1" number:grouping="true"/>
      <number:text> € </number:text>
    </number:number-style>
    <number:number-style style:name="N113P1" style:volatile="true">
      <number:text>-</number:text>
      <number:number number:decimal-places="0" number:min-integer-digits="1" number:grouping="true"/>
      <number:text> € </number:text>
    </number:number-style>
    <number:number-style style:name="N113P2" style:volatile="true">
      <number:text> - €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   </number:text>
    </number:number-style>
    <number:number-style style:name="N114P1" style:volatile="true">
      <number:text>-</number:text>
      <number:number number:decimal-places="2" number:min-integer-digits="1" number:grouping="true"/>
      <number:text>    </number:text>
    </number:number-style>
    <number:number-style style:name="N114P2" style:volatile="true">
      <number:text> -</number:text>
      <number:number number: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€ </number:text>
    </number:number-style>
    <number:number-style style:name="N115P1" style:volatile="true">
      <number:text>-</number:text>
      <number:number number:decimal-places="2" number:min-integer-digits="1" number:grouping="true"/>
      <number:text> € </number:text>
    </number:number-style>
    <number:number-style style:name="N115P2" style:volatile="true">
      <number:text> -</number:text>
      <number:number number:decimal-places="0" number:min-integer-digits="0"/>
      <number:text> €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number:min-integer-digits="1" number:grouping="true"/>
      <number:text> € </number:text>
    </number:number-style>
    <number:number-style style:name="N127P2" style:volatile="true">
      <number:text> -</number:text>
      <number:number number: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fr" number:country="FR">
      <number:number number:decimal-places="0" number:min-integer-digits="1" number:grouping="true"/>
      <number:text>   </number:text>
    </number:number-style>
    <number:number-style style:name="N5121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€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€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7P0"/>
    </number:number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9">19/01/2010</text:date>, <text:time>10:0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_5f_0006" style:display-name="PageStyle_va_000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1-19T10:07:26.35</dc:date>
    <dc:creator>Franck OURION</dc:creator>
    <meta:editing-duration>PT00H08M46S</meta:editing-duration>
    <meta:editing-cycles>1</meta:editing-cycles>
    <meta:document-statistic meta:table-count="1" meta:cell-count="24" meta:object-count="0"/>
    <meta:generator>OpenOffice.org/3.1$Win32 OpenOffice.org_project/310m19$Build-9420</meta:generator>
  </office:meta>
</office:document-meta>
</file>